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0530" officeooo:paragraph-rsid="00080530"/>
    </style:style>
    <style:style style:name="P2" style:family="paragraph" style:parent-style-name="Standard">
      <style:text-properties officeooo:rsid="000864c2" officeooo:paragraph-rsid="000864c2"/>
    </style:style>
    <style:style style:name="P3" style:family="paragraph" style:parent-style-name="Standard">
      <style:paragraph-properties fo:break-before="page"/>
      <style:text-properties officeooo:rsid="000864c2" officeooo:paragraph-rsid="000864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1 <text:s/>feature:install odl-restconf-all </text:p>
      <text:p text:style-name="P1"><text:s text:c="4"/>2 <text:s/>list -i</text:p>
      <text:p text:style-name="P1"><text:s text:c="4"/>3 <text:s/>feature:list -i</text:p>
      <text:p text:style-name="P1"><text:s text:c="4"/>4 <text:s/>user-list</text:p>
      <text:p text:style-name="P1"><text:s text:c="4"/>5 <text:s/>feature:install odl-mdsal-clustering</text:p>
      <text:p text:style-name="P1"><text:s text:c="4"/>6 <text:s/>feature:install odl-l2switch-switch odl-mdsal-apidocs odl-dlux-c</text:p>
      <text:p text:style-name="P1">ore</text:p>
      <text:p text:style-name="P1"><text:s text:c="4"/>7 <text:s/>feature:install odl-openflowplugin-flow-services-ui</text:p>
      <text:p text:style-name="P1"><text:s text:c="4"/>8 <text:s/>user-list</text:p>
      <text:p text:style-name="P1"><text:s text:c="4"/>9 <text:s/>web</text:p>
      <text:p text:style-name="P1"><text:s text:c="3"/>10 <text:s/>man</text:p>
      <text:p text:style-name="P1"><text:s text:c="3"/>11 <text:s/>clear</text:p>
      <text:p text:style-name="P1"><text:s text:c="3"/>12 <text:s/>capabilities</text:p>
      <text:p text:style-name="P1"><text:s text:c="3"/>13 <text:s/>logout</text:p>
      <text:p text:style-name="P1"><text:s text:c="3"/>14 <text:s/>feature:install odl-restconf odl-l2switch-switch odl-mdsal-apido</text:p>
      <text:p text:style-name="P1">cs odl-dlux-core</text:p>
      <text:p text:style-name="P1"><text:s text:c="3"/>15 <text:s/>feature:install odl-l2switch-switch odl-mdsal-apidocs odl-dlux-c</text:p>
      <text:p text:style-name="P1">ore</text:p>
      <text:p text:style-name="P1"><text:s text:c="3"/>16 <text:s/>feature:install odl-openflowplugin-flow-services-ui</text:p>
      <text:p text:style-name="P1"><text:s text:c="3"/>17 <text:s/>feature:install odl-mdsal-clustering</text:p>
      <text:p text:style-name="P1"><text:s text:c="3"/>18 <text:s/>exit</text:p>
      <text:p text:style-name="P1"><text:s text:c="3"/>19 <text:s/>logout</text:p>
      <text:p text:style-name="P1">--More--</text:p>
      <text:p text:style-name="P1"><text:s/>20 <text:s/>feature:install odl-mdsal-clustering</text:p>
      <text:p text:style-name="P1"><text:s text:c="3"/>21 <text:s/>feature:install odl-openflowplugin-flow-services-ui</text:p>
      <text:p text:style-name="P1"><text:s text:c="3"/>22 <text:s/>feature:install odl-l2switch-switch odl-mdsal-apidocs odl-dlux-c</text:p>
      <text:p text:style-name="P1">ore</text:p>
      <text:p text:style-name="P1"><text:s text:c="3"/>23 <text:s/>feature:install odl-restconf odl-l2switch-switch odl-mdsal-apido</text:p>
      <text:p text:style-name="P1">cs odl-dlux-core</text:p>
      <text:p text:style-name="P1"><text:s text:c="3"/>24 <text:s/>feature:install odl-l2switch-switch-ui all</text:p>
      <text:p text:style-name="P1"><text:s text:c="3"/>25 <text:s/>feature:install odl-l2switch-switch-ui</text:p>
      <text:p text:style-name="P1"><text:s text:c="3"/>26 <text:s/>feature:install odl-mdsal-apidocs</text:p>
      <text:p text:style-name="P1"><text:s text:c="3"/>27 <text:s/>feature: list -i|grep odl-mdsal-clustering</text:p>
      <text:p text:style-name="P1"><text:s text:c="3"/>28 <text:s/>feature:list -i|grep odl-mdsal-clustering</text:p>
      <text:p text:style-name="P1"><text:s text:c="3"/>29 <text:s/>feature:list -i|grep feature:install odl-mdsal-apidocs</text:p>
      <text:p text:style-name="P1"><text:s text:c="3"/>30 <text:s/>feature:list -i|grep <text:s/>odl-mdsal-apidocs</text:p>
      <text:p text:style-name="P1"><text:s text:c="3"/>31 <text:s/>feature:list -i|grep <text:s/>odl-l2switch-switch</text:p>
      <text:p text:style-name="P1"><text:s text:c="3"/>32 <text:s/>feature:list -i|grep <text:s/>odl-mdsal-apidocs</text:p>
      <text:p text:style-name="P1"><text:s text:c="3"/>33 <text:s/>feature:list -i|grep <text:s/>odl-restconf</text:p>
      <text:p text:style-name="P1"><text:s text:c="3"/>34 <text:s/>feature:list -i|grep <text:s/>odl-l2switch-switch</text:p>
      <text:p text:style-name="P1"><text:s text:c="3"/>35 <text:s/>feature:list -i|grep <text:s/>odl-mds</text:p>
      <text:p text:style-name="P1"><text:s text:c="3"/>36 <text:s/>feature:list -i|grep <text:s/>odl-l2switch-switch-ui</text:p>
      <text:p text:style-name="P1"><text:s text:c="3"/>37 <text:s/>feature:install odl-dlux-node odl-dlux-yangui</text:p>
      <text:p text:style-name="P1"><text:s text:c="3"/>38 <text:s/>feature:install odl-dlux-yangvisualizer</text:p>
      <text:p text:style-name="P1"><text:s text:c="3"/>39 <text:s/>logout</text:p>
      <text:p text:style-name="P3">Clustering Overview</text:p>
      <text:p text:style-name="P2">Clustering is a mechanism that enables multiple processes and programs to work together</text:p>
      <text:p text:style-name="P2">as one entity. For example, when you go to google.com and search for something, it may</text:p>
      <text:p text:style-name="P2">seem like your search request is processed by only one web server. In reality, your search</text:p>
      <text:p text:style-name="P2">request is processed by thousands of web servers connected in a cluster. Similarly, you can</text:p>
      <text:p text:style-name="P2">have multiple instances of the OpenDaylight controller working together as one entity.</text:p>
      <text:p text:style-name="P2">There are a number of uses for clustering:</text:p>
      <text:p text:style-name="P2">• Scaling: If you have multiple controllers running, you can potentially do more work with</text:p>
      <text:p text:style-name="P2">or store more data on those controllers if they are clustered. You can also break up your</text:p>
      <text:p text:style-name="P2">data into smaller chunks (known as shards) and either distribute that data across the</text:p>
      <text:p text:style-name="P2">cluster or perform certain operations on certain members of the cluster.</text:p>
      <text:p text:style-name="P2">• High Availability: If you have multiple controllers running and one of them crashes, you</text:p>
      <text:p text:style-name="P2">would still have the other instances working and available.</text:p>
      <text:p text:style-name="P2">• Data Persistence: You will not lose any data gathered by your controller after a manual</text:p>
      <text:p text:style-name="P2">restart or a crash.</text:p>
      <text:p text:style-name="P2">The following sections describe how to set up clustering on b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12:18:53.666549059</meta:creation-date>
    <dc:date>2015-10-04T15:36:43.466153523</dc:date>
    <meta:editing-duration>PT3H2M35S</meta:editing-duration>
    <meta:editing-cycles>1</meta:editing-cycles>
    <meta:document-statistic meta:table-count="0" meta:image-count="0" meta:object-count="0" meta:page-count="2" meta:paragraph-count="61" meta:word-count="334" meta:character-count="2833" meta:non-whitespace-character-count="2333"/>
    <meta:generator>LibreOffice/4.2.8.2$Linux_X86_64 LibreOffice_project/420m0$Build-2</meta:generator>
  </office:meta>
</office:document-meta>
</file>